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Worksheet</text:p>
          </table:table-cell>
          <table:covered-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2">
            <text:p>Account Titles</text:p>
          </table:table-cell>
          <table:table-cell table:style-name="ce3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3" office:value-type="string" calcext:value-type="string" table:number-columns-spanned="2" table:number-rows-spanned="1">
            <text:p>Adjustments</text:p>
          </table:table-cell>
          <table:covered-table-cell/>
          <table:table-cell table:style-name="ce3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3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3" office:value-type="string" calcext:value-type="string" table:number-columns-spanned="2" table:number-rows-spanned="1">
            <text:p>Balance Sheet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r.</text:p>
          </table:table-cell>
          <table:table-cell office:value-type="string" calcext:value-type="string">
            <text:p>Cr.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Cr.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Cr.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Cr.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Cr.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5200" calcext:value-type="float">
            <text:p>15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plies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paid Insurance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ffice Equipment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es Payabl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ounts Payable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earned Revenue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wners Capital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wners Drawing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Revenue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ries Expense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t Expense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s</text:p>
          </table:table-cell>
          <table:table-cell table:formula="of:=SUM([.B4:.B15])" office:value-type="float" office:value="28700" calcext:value-type="float">
            <text:p>28700</text:p>
          </table:table-cell>
          <table:table-cell table:formula="of:=SUM([.C4:.C15])" office:value-type="float" office:value="28700" calcext:value-type="float">
            <text:p>287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993366" style:text-align-source="fix" style:repeat-content="false" fo:border="0.06pt solid #660066"/>
      <style:paragraph-properties fo:text-align="center"/>
      <style:text-properties fo:color="#ffcccc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cccc"/>
      <style:text-properties fo:color="#0000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able-cell-properties fo:background-color="#996699" fo:border="0.06pt solid #660066"/>
      <style:text-properties fo:color="#000000" style:text-outline="true" fo:font-weight="bold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8-07">00/00/0000</text:date></text:span><text:span text:style-name="MT1">, </text:span><text:span text:style-name="MT1"><text:time style:data-style-name="N2" text:time-value="08:00:51.1473269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07:54:59.087915700</meta:creation-date>
    <dc:date>2025-08-07T08:41:55.834067000</dc:date>
    <meta:editing-duration>PT21M53S</meta:editing-duration>
    <meta:editing-cycles>1</meta:editing-cycles>
    <meta:document-statistic meta:table-count="1" meta:cell-count="44" meta:object-count="0"/>
    <meta:generator>LibreOffice/25.2.4.3$Windows_X86_64 LibreOffice_project/33e196637044ead23f5c3226cde09b47731f7e27</meta:generator>
  </office:meta>
</office:document-meta>
</file>